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EC8EC29B.png"/>
  <manifest:file-entry manifest:media-type="image/jpeg" manifest:full-path="Pictures/100000000000032000000258E080B12F.jpg"/>
  <manifest:file-entry manifest:media-type="" manifest:full-path="Pictures/TablePreview1.svm"/>
  <manifest:file-entry manifest:media-type="image/png" manifest:full-path="Pictures/10000000000003200000025819812F21.png"/>
  <manifest:file-entry manifest:media-type="image/png" manifest:full-path="Pictures/100000000000032000000258217E47D0.png"/>
  <manifest:file-entry manifest:media-type="image/png" manifest:full-path="Pictures/1000000000000320000002585C39BAEF.png"/>
  <manifest:file-entry manifest:media-type="image/png" manifest:full-path="Pictures/10000000000003200000025857AC7A97.png"/>
  <manifest:file-entry manifest:media-type="image/png" manifest:full-path="Pictures/10000000000003200000025809C7EF31.png"/>
  <manifest:file-entry manifest:media-type="image/png" manifest:full-path="Pictures/10000000000003200000025830674EDA.png"/>
  <manifest:file-entry manifest:media-type="image/png" manifest:full-path="Pictures/100000000000032000000258386DF587.png"/>
  <manifest:file-entry manifest:media-type="image/png" manifest:full-path="Pictures/100000000000032000000258CE27E50E.png"/>
  <manifest:file-entry manifest:media-type="" manifest:full-path="Pictures/2000023600002305000012CD9D275158.wmf"/>
  <manifest:file-entry manifest:media-type="image/png" manifest:full-path="Pictures/100000000000032000000258F6B218C8.png"/>
  <manifest:file-entry manifest:media-type="image/png" manifest:full-path="Pictures/1000000000000320000002582C51995A.png"/>
  <manifest:file-entry manifest:media-type="image/png" manifest:full-path="Pictures/100000000000032000000258EC0B43F6.png"/>
  <manifest:file-entry manifest:media-type="image/png" manifest:full-path="Pictures/100000000000031A00000253E3C857B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greengradlines-title">
      <style:graphic-properties draw:auto-grow-height="true" fo:min-height="3.506cm"/>
    </style:style>
    <style:style style:name="pr2" style:family="presentation" style:parent-style-name="lyt-greengradlines-subtitle">
      <style:graphic-properties draw:fill-color="#ffffff" draw:auto-grow-height="true" fo:min-height="12.086cm"/>
    </style:style>
    <style:style style:name="pr3" style:family="presentation" style:parent-style-name="lyt-greengradlines-notes">
      <style:graphic-properties draw:fill-color="#ffffff" draw:auto-grow-height="true" fo:min-height="12.572cm"/>
    </style:style>
    <style:style style:name="pr4" style:family="presentation" style:parent-style-name="lyt-greengradlines-outline1">
      <style:graphic-properties fo:min-height="12.086cm"/>
    </style:style>
    <style:style style:name="pr5" style:family="presentation" style:parent-style-name="lyt-greengradlines-outline1">
      <style:graphic-properties draw:auto-grow-height="true" fo:min-height="12.086cm"/>
    </style:style>
    <style:style style:name="pr6" style:family="presentation" style:parent-style-name="lyt-greengradlines-title">
      <style:graphic-properties fo:min-height="3.506cm"/>
    </style:style>
    <style:style style:name="pr7" style:family="presentation" style:parent-style-name="lyt-greengradlines-notes">
      <style:graphic-properties draw:fill-color="#ffffff" fo:min-height="12.572cm"/>
    </style:style>
    <style:style style:name="co1" style:family="table-column">
      <style:table-column-properties style:column-width="8.466cm" style:use-optimal-column-width="false"/>
    </style:style>
    <style:style style:name="co2" style:family="table-column">
      <style:table-column-properties style:column-width="8.468cm" style:use-optimal-column-width="false"/>
    </style:style>
    <style:style style:name="ro1" style:family="table-row">
      <style:table-row-properties style:row-height="1.048cm"/>
    </style:style>
    <style:style style:name="ro2" style:family="table-row">
      <style:table-row-properties style:row-height="0.951cm"/>
    </style:style>
    <style:style style:name="ro3" style:family="table-row">
      <style:table-row-properties style:row-height="0.972cm"/>
    </style:style>
    <style:style style:name="ro4" style:family="table-row">
      <style:table-row-properties style:row-height="2.39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1.54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ffff" fo:font-size="20pt" fo:font-weight="bold" style:font-size-asian="18pt" style:font-size-complex="18pt"/>
    </style:style>
    <style:style style:name="ce3" style:family="table-cell">
      <style:graphic-properties style:repeat="repeat"/>
      <style:text-properties fo:font-size="20pt" fo:font-weight="bold" style:font-size-asian="17.5pt" style:font-size-complex="9.89999961853027pt"/>
    </style:style>
    <style:style style:name="ce4" style:family="table-cell">
      <style:graphic-properties style:repeat="repeat"/>
      <style:text-properties fo:color="#000000"/>
    </style:style>
    <style:style style:name="ce5" style:family="table-cell">
      <style:graphic-properties style:repeat="repeat"/>
      <style:text-properties fo:color="#000000" fo:font-size="17.5pt" style:font-size-asian="17.5pt" style:font-size-complex="9.89999961853027pt"/>
    </style:style>
    <style:style style:name="P1" style:family="paragraph">
      <style:text-properties fo:font-size="32pt"/>
    </style:style>
    <style:style style:name="P2" style:family="paragraph">
      <style:text-properties fo:font-family="Thorndale" style:font-family-generic="roman" style:font-pitch="variable" fo:font-size="41pt" fo:font-style="italic" fo:font-weight="bold" style:font-family-asian="Thorndale" style:font-family-generic-asian="roman" style:font-pitch-asian="variable" style:font-size-asian="41pt" style:font-style-asian="italic" style:font-weight-asian="bold" style:font-family-complex="Thorndale" style:font-family-generic-complex="roman" style:font-pitch-complex="variable" style:font-size-complex="23.2999992370605pt" style:font-style-complex="italic" style:font-weight-complex="bold"/>
    </style:style>
    <style:style style:name="P3" style:family="paragraph">
      <style:text-properties fo:font-family="Thorndale" style:font-family-generic="roman" style:font-pitch="variable" style:font-family-asian="Thorndale" style:font-family-generic-asian="roman" style:font-pitch-asian="variable" style:font-family-complex="Thorndale" style:font-family-generic-complex="roman" style:font-pitch-complex="variable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000000" fo:font-size="17.5pt" style:font-size-asian="17.5pt" style:font-size-complex="9.89999961853027pt"/>
    </style:style>
    <style:style style:name="T1" style:family="text">
      <style:text-properties fo:color="#ffffff" style:text-outline="false" style:text-line-through-style="none" fo:font-family="Thorndale" style:font-family-generic="roman" style:font-pitch="variable" fo:font-size="41pt" fo:font-style="italic" fo:text-shadow="none" style:text-underline-style="none" fo:font-weight="bold" style:font-family-asian="Thorndale" style:font-family-generic-asian="roman" style:font-pitch-asian="variable" style:font-size-asian="41pt" style:font-style-asian="italic" style:font-weight-asian="bold" style:font-family-complex="Thorndale" style:font-family-generic-complex="roman" style:font-pitch-complex="variable" style:font-size-complex="23.2999992370605pt" style:font-style-complex="italic" style:font-weight-complex="bold" style:text-emphasize="none" style:font-relief="none"/>
    </style:style>
    <style:style style:name="T2" style:family="text"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Thorndale" style:font-family-generic-asian="roman" style:font-pitch-asian="variable" style:font-size-asian="32pt" style:font-style-asian="normal" style:font-weight-asian="normal" style:font-family-complex="Thorndale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3" style:family="text">
      <style:text-properties fo:color="#ffffff" style:text-outline="false" style:text-line-through-style="none" fo:font-family="Thorndale" style:font-family-generic="roman" style:font-pitch="variable" fo:font-style="normal" fo:text-shadow="none" style:text-underline-style="none" fo:font-weight="normal" style:font-family-asian="Thorndale" style:font-family-generic-asian="roman" style:font-pitch-asian="variable" style:font-style-asian="normal" style:font-weight-asian="normal" style:font-family-complex="Thorndale" style:font-family-generic-complex="roman" style:font-pitch-complex="variable" style:font-style-complex="normal" style:font-weight-complex="normal" style:text-emphasize="none" style:font-relief="none"/>
    </style:style>
    <style:style style:name="T4" style:family="text">
      <style:text-properties fo:color="#ffffff" style:text-outline="false" style:text-line-through-style="none" fo:font-family="'Andale Mono'" style:font-family-generic="swiss" style:font-pitch="variable" fo:font-size="20pt" fo:font-style="normal" fo:text-shadow="none" style:text-underline-style="none" fo:font-weight="normal" style:font-family-asian="'Andale Mono'" style:font-family-generic-asian="swiss" style:font-pitch-asian="variable" style:font-size-asian="20pt" style:font-style-asian="normal" style:font-weight-asian="normal" style:font-family-complex="'Andale Mono'" style:font-family-generic-complex="swiss" style:font-pitch-complex="variable" style:font-size-complex="11.3999996185303pt" style:font-style-complex="normal" style:font-weight-complex="normal" style:text-emphasize="none" style:font-relief="none"/>
    </style:style>
    <style:style style:name="T5" style:family="text">
      <style:text-properties fo:color="#ffffff" style:text-outline="false" style:text-line-through-style="none" fo:font-family="'Andale Mono'" style:font-family-generic="swiss" style:font-pitch="variable" fo:font-size="20pt" fo:font-style="normal" fo:text-shadow="none" style:text-underline-style="none" fo:font-weight="normal" style:font-family-asian="'Andale Mono'" style:font-family-generic-asian="swiss" style:font-pitch-asian="variable" style:font-size-asian="20pt" style:font-style-asian="normal" style:font-weight-asian="normal" style:font-family-complex="'Andale Mono'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6" style:family="text">
      <style:text-properties fo:color="#ffffff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Thorndale" style:font-family-generic-asian="roman" style:font-pitch-asian="variable" style:font-size-asian="32pt" style:font-style-asian="normal" style:font-weight-asian="normal" style:font-family-complex="Thorndale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7" style:family="text">
      <style:text-properties fo:color="#ffffff" style:text-outline="false" style:text-line-through-style="none" fo:font-family="'Andale Mono'" style:font-family-generic="swiss" style:font-pitch="variable" fo:font-size="20pt" fo:font-style="normal" fo:text-shadow="none" style:text-underline-style="none" fo:font-weight="normal" style:font-family-asian="Thorndale" style:font-family-generic-asian="roman" style:font-pitch-asian="variable" style:font-size-asian="20pt" style:font-style-asian="normal" style:font-weight-asian="normal" style:font-family-complex="Thorndale" style:font-family-generic-complex="roman" style:font-pitch-complex="variable" style:font-size-complex="20pt" style:font-style-complex="normal" style:font-weight-complex="normal" style:text-emphasize="none" style:font-relief="none"/>
    </style:style>
    <style:style style:name="T8" style:family="text">
      <style:text-properties fo:font-family="'Andale Mono'" style:font-family-generic="swiss" style:font-pitch="variable" fo:font-size="16pt" style:font-size-asian="16pt" style:font-size-complex="16pt"/>
    </style:style>
    <style:style style:name="T9" style:family="text">
      <style:text-properties fo:color="#ffffff" style:text-outline="false" style:text-line-through-style="none" fo:font-family="'Andale Mono'" fo:font-size="20pt" fo:font-style="normal" fo:text-shadow="none" style:text-underline-style="none" fo:font-weight="normal" style:font-family-asian="'Andale Mono'" style:font-size-asian="11pt" style:font-style-asian="normal" style:font-weight-asian="normal" style:font-family-complex="'Andale Mono'" style:font-size-complex="6.19999980926514pt" style:font-style-complex="normal" style:font-weight-complex="normal" style:text-emphasize="none" style:font-relief="none"/>
    </style:style>
    <style:style style:name="T10" style:family="text">
      <style:text-properties fo:color="#ffffff" style:text-outline="false" style:text-line-through-style="none" fo:font-family="'Andale Mono'" fo:font-size="20pt" fo:font-style="normal" fo:text-shadow="none" style:text-underline-style="none" fo:font-weight="normal" style:font-family-asian="'Andale Mono'" style:font-size-asian="20pt" style:font-style-asian="normal" style:font-weight-asian="normal" style:font-family-complex="'Andale Mono'" style:font-size-complex="11.3999996185303pt" style:font-style-complex="normal" style:font-weight-complex="normal" style:text-emphasize="none" style:font-relief="none"/>
    </style:style>
    <style:style style:name="T11" style:family="text">
      <style:text-properties fo:font-family="'Andale Mono'" style:font-family-generic="swiss" style:font-pitch="variable" fo:font-size="20pt" style:font-size-asian="20pt" style:font-size-complex="20pt"/>
    </style:style>
    <style:style style:name="T12" style:family="text">
      <style:text-properties fo:font-family="'Andale Mono'" style:font-style-name="Regular" style:font-pitch="fixed" fo:font-size="22pt" style:font-size-asian="32pt" style:font-size-complex="32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ffffff" fo:font-size="20pt" fo:font-weight="bold" style:font-size-asian="18pt" style:font-size-complex="18pt"/>
    </style:style>
    <style:style style:name="T15" style:family="text">
      <style:text-properties fo:color="#ffffff" fo:font-family="Arial" style:font-family-generic="roman" style:font-pitch="variable" fo:font-size="20pt" fo:font-style="normal" fo:font-weight="bold" style:letter-kerning="true" style:font-family-asian="Arial" style:font-family-generic-asian="roman" style:font-pitch-asian="variable" style:font-size-asian="17.5pt" style:font-style-asian="normal" style:font-weight-asian="normal" style:font-family-complex="Arial" style:font-family-generic-complex="roman" style:font-pitch-complex="variable" style:font-size-complex="9.89999961853027pt" style:font-style-complex="normal" style:font-weight-complex="normal"/>
    </style:style>
    <style:style style:name="T16" style:family="text">
      <style:text-properties fo:color="#000000" fo:font-family="Arial" style:font-family-generic="roman" style:font-pitch="variable" fo:font-size="17.5pt" fo:font-style="normal" fo:font-weight="normal" style:letter-kerning="true" style:font-family-asian="Arial" style:font-family-generic-asian="roman" style:font-pitch-asian="variable" style:font-size-asian="17.5pt" style:font-style-asian="normal" style:font-weight-asian="normal" style:font-family-complex="Arial" style:font-family-generic-complex="roman" style:font-pitch-complex="variable" style:font-size-complex="9.89999961853027pt" style:font-style-complex="normal" style:font-weight-complex="normal"/>
    </style:style>
    <style:style style:name="T17" style:family="text">
      <style:text-properties fo:color="#000000"/>
    </style:style>
    <style:style style:name="T18" style:family="text">
      <style:text-properties fo:color="#000000" fo:font-family="Arial" style:font-family-generic="roman" style:font-pitch="variable" fo:font-size="18pt" fo:font-style="normal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greengradlines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y Framework</text:p>
          </draw:text-box>
        </draw:frame>
        <draw:frame presentation:style-name="pr2" draw:text-style-name="P1" draw:layer="layout" svg:width="25.199cm" svg:height="12.086cm" svg:x="1.4cm" svg:y="5.714cm" presentation:class="subtitle" presentation:user-transformed="true">
          <draw:text-box>
            <text:p>Presentation version 0.1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greengradlines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zart Brocchini</text:p>
          </draw:text-box>
        </draw:frame>
        <draw:frame presentation:style-name="pr4" draw:layer="layout" svg:width="25.199cm" svg:height="12.533cm" svg:x="1.4cm" svg:y="5.714cm" presentation:class="outline" presentation:user-transformed="true">
          <draw:text-box>
            <text:list text:style-name="L2">
              <text:list-item>
                <text:p>Self taught programming as a teenager</text:p>
              </text:list-item>
              <text:list-item>
                <text:p>Software Engineer at Human Genome Sequencing Center with Baylor College of Medicine</text:p>
              </text:list-item>
              <text:list-item>
                <text:p>Writing java apps for the last 13 years</text:p>
              </text:list-item>
              <text:list-item>
                <text:p>Used Professionally: Java, Groovy, JavaScript, Pascal, LISP, C, BASIC</text:p>
              </text:list-item>
              <text:list-item>
                <text:p>Had fun with : Lua, Scala</text:p>
              </text:list-item>
              <text:list-item>
                <text:p>http://www.linkedin.com/in/brocchini</text:p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greengradlines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you will learn</text:p>
          </draw:text-box>
        </draw:frame>
        <draw:frame presentation:style-name="pr5" draw:layer="layout" svg:width="25.199cm" svg:height="12.086cm" svg:x="1.4cm" svg:y="5.714cm" presentation:class="outline">
          <draw:text-box>
            <text:list text:style-name="L2">
              <text:list-item>
                <text:p>How different Play is from most other java frameworks</text:p>
              </text:list-item>
              <text:list-item>
                <text:p>Tour features with live demos</text:p>
              </text:list-item>
              <text:list-item>
                <text:p>Comparison between Play 2 and Play 1</text:p>
              </text:list-item>
              <text:list-item>
                <text:p>Q&amp;A</text:p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greengradlines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Play ?</text:p>
          </draw:text-box>
        </draw:frame>
        <draw:frame presentation:style-name="pr4" draw:layer="layout" svg:width="25.199cm" svg:height="12.086cm" svg:x="1.4cm" svg:y="5.714cm" presentation:class="outline" presentation:user-transformed="true">
          <draw:text-box>
            <text:list text:style-name="L2">
              <text:list-item>
                <text:p>Simplicity</text:p>
              </text:list-item>
              <text:list-item>
                <text:p>Java</text:p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greengradlines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t how simple should it be ?</text:p>
          </draw:text-box>
        </draw:frame>
        <draw:frame presentation:style-name="pr5" draw:layer="layout" svg:width="25.199cm" svg:height="12.086cm" svg:x="1.4cm" svg:y="5.714cm" presentation:class="outline" presentation:placeholder="true">
          <draw:text-box/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greengradlines" presentation:presentation-page-layout-name="AL2T1" xml:id="id6" draw:id="id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bert Einstein</text:p>
          </draw:text-box>
        </draw:frame>
        <draw:frame presentation:style-name="pr5" draw:layer="layout" svg:width="25.199cm" svg:height="12.086cm" svg:x="1.4cm" svg:y="5.714cm" presentation:class="outline">
          <draw:text-box>
            <text:list text:style-name="L2">
              <text:list-item>
                <text:p>“Everything should be made as simple as possible, but no simpler.”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greengradlines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 differences in favor of simplicity</text:p>
          </draw:text-box>
        </draw:frame>
        <draw:frame presentation:style-name="pr4" draw:layer="layout" svg:width="25.199cm" svg:height="12.086cm" svg:x="1.4cm" svg:y="5.714cm" presentation:class="outline" presentation:user-transformed="true">
          <draw:text-box>
            <text:list text:style-name="L2">
              <text:list-item>
                <text:p>Shortens “code-compile-deploy-test” cycle - No restart !</text:p>
              </text:list-item>
              <text:list-item>
                <text:p>No Servlets. No XML</text:p>
              </text:list-item>
              <text:list-item>
                <text:p>HTTP to code mapping</text:p>
              </text:list-item>
              <text:list-item>
                <text:p>Static methods</text:p>
              </text:list-item>
              <text:list-item>
                <text:p>No getters or setters in POJOs</text:p>
              </text:list-item>
              <text:list-item>
                <text:p>Built in REST support</text:p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greengradlines" presentation:presentation-page-layout-name="AL2T1" xml:id="id8" draw:id="id8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More differences in favor of simplicity</text:span></text:p>
          </draw:text-box>
        </draw:frame>
        <draw:frame presentation:style-name="pr4" draw:layer="layout" svg:width="25.199cm" svg:height="12.287cm" svg:x="1.471cm" svg:y="5.715cm" presentation:class="outline" presentation:user-transformed="true">
          <draw:text-box>
            <text:list text:style-name="L2">
              <text:list-item>
                <text:p>Stateless MVC</text:p>
              </text:list-item>
              <text:list-item>
                <text:p>Full Stack: Server, JPA, Templates Engine, Internationalization, Testing Environment, Database Evolutions, Embedded Database, <text:s/>WS API, Functional API, image manipulation API …</text:p>
              </text:list-item>
              <text:list-item>
                <text:p>There is more...<text:line-break/>Modules ! CRUD, Security, Social Authentication, GWT, <text:s/>Mongo DB, RabbitMQ, Simple Search, Elastic Search...</text:p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greengradlines" presentation:presentation-page-layout-name="AL2T1" xml:id="id9" draw:id="id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re Simplicity </text:p>
          </draw:text-box>
        </draw:frame>
        <draw:frame presentation:style-name="pr4" draw:layer="layout" svg:width="25.199cm" svg:height="12.086cm" svg:x="1.4cm" svg:y="5.714cm" presentation:class="outline">
          <draw:text-box>
            <text:list text:style-name="L2">
              <text:list-item>
                <text:p>Easy to scale, AKKA, Built in distributed Cache, Elastic Search, No SQL, Suspendable Requests.</text:p>
              </text:list-item>
              <text:list-item>
                <text:p>Easy bug fixes with on the browser error tips and <text:span text:style-name="T2">stripped down stack traces.</text:span></text:p>
              </text:list-item>
              <text:list-item>
                <text:p><text:span text:style-name="T2">Multi environment configuration in a single file</text:span></text:p>
              </text:list-item>
              <text:list-item>
                <text:p><text:span text:style-name="T2">Seamless integration with IDEs </text:span></text:p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greengradlines" presentation:presentation-page-layout-name="AL2T1" xml:id="id10" draw:id="id1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mos</text:p>
          </draw:text-box>
        </draw:frame>
        <draw:frame presentation:style-name="pr4" draw:layer="layout" svg:width="25.905cm" svg:height="13.533cm" svg:x="1.4cm" svg:y="5.714cm" presentation:class="outline" presentation:user-transformed="true">
          <draw:text-box>
            <text:list text:style-name="L2">
              <text:list-item>
                <text:p>Go to terminal</text:p>
              </text:list-item>
              <text:list-item>
                <text:p><text:span text:style-name="T3">Setup new app </text:span><text:span text:style-name="T4">$ play new</text:span></text:p>
              </text:list-item>
              <text:list-item>
                <text:p>Run app <text:span text:style-name="T5">$ play run</text:span></text:p>
              </text:list-item>
              <text:list-item>
                <text:p text:style-name="P3"><text:span text:style-name="T6">Help </text:span><text:span text:style-name="T7">localhost:</text:span><text:span text:style-name="T7"><text:a xlink:href="mailto:9000/@documentation">9000/@documentation</text:a></text:span></text:p>
              </text:list-item>
              <text:list-item>
                <text:p>Ide integration <text:s/><text:span text:style-name="T8">$ play eclipsify | play idealize | play netbensify</text:span></text:p>
              </text:list-item>
              <text:list-item>
                <text:p>Save and hit reload</text:p>
                <text:p/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greengradlines" presentation:presentation-page-layout-name="AL2T1" xml:id="id11" draw:id="id1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mple App</text:p>
          </draw:text-box>
        </draw:frame>
        <draw:frame presentation:style-name="pr4" draw:layer="layout" svg:width="25.199cm" svg:height="12.086cm" svg:x="1.27cm" svg:y="5.694cm" presentation:class="outline" presentation:user-transformed="true">
          <draw:text-box>
            <text:list text:style-name="L2">
              <text:list-item>
                <text:p>Generic web service to translate low level system errors</text:p>
              </text:list-item>
              <text:list-item>
                <text:p>Ex: </text:p>
              </text:list-item>
            </text:list>
            <text:p>Convert from : <text:s/>“<text:span text:style-name="T9">blah bla ORA-0001 java.sql.SQLException something is not right</text:span>”</text:p>
            <text:p>To friendlier version : “<text:span text:style-name="T10">Sorry database is too busy</text:span>” :)</text:p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greengradlines" presentation:presentation-page-layout-name="AL2T1" xml:id="id12" draw:id="id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mo Sample App</text:p>
          </draw:text-box>
        </draw:frame>
        <draw:frame presentation:style-name="pr4" draw:layer="layout" svg:width="25.199cm" svg:height="12.571cm" svg:x="1.471cm" svg:y="5.844cm" presentation:class="outline" presentation:user-transformed="true">
          <draw:text-box>
            <text:list text:style-name="L2">
              <text:list-item>
                <text:p text:style-name="P3">Embedded database <text:span text:style-name="T11">localhost:</text:span><text:span text:style-name="T11"><text:a xlink:href="mailto:9000/@db">9000/@db</text:a></text:span><text:span text:style-name="T11"> </text:span><text:span text:style-name="T11">user=sa, password=blank</text:span></text:p>
              </text:list-item>
              <text:list-item>
                <text:p text:style-name="P3">Testing on web browser <text:span text:style-name="T12">localhost:9000/@tests</text:span></text:p>
              </text:list-item>
              <text:list-item>
                <text:p text:style-name="P3">Headless test <text:s/><text:span text:style-name="T11">$ play auto-test</text:span></text:p>
              </text:list-item>
              <text:list-item>
                <text:p text:style-name="P3">http to code mapping</text:p>
              </text:list-item>
              <text:list-item>
                <text:p text:style-name="P3">JPA models <text:s/></text:p>
              </text:list-item>
              <text:list-item>
                <text:p text:style-name="P3">Enhanced POJOS</text:p>
              </text:list-item>
              <text:list-item>
                <text:p text:style-name="P3">Modules</text:p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greengradlines" presentation:presentation-page-layout-name="AL2T1" xml:id="id13" draw:id="id1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ay 1.x Versus Play 2.x </text:p>
          </draw:text-box>
        </draw:frame>
        <draw:frame presentation:style-name="pr4" draw:layer="layout" svg:width="25.199cm" svg:height="12.086cm" svg:x="1.4cm" svg:y="5.714cm" presentation:class="outline" presentation:placeholder="true" presentation:user-transformed="true">
          <draw:text-box/>
        </draw:frame>
        <anim:par presentation:node-type="timing-root">
          <anim:par smil:begin="id13.begin">
            <anim:transitionFilter smil:dur="2s" smil:type="fade" smil:subtype="crossfade"/>
          </anim:par>
        </anim:par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greengradlines" presentation:presentation-page-layout-name="AL2T1" xml:id="id14" draw:id="id14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ay 1 </text:p>
          </draw:text-box>
        </draw:frame>
        <draw:frame presentation:style-name="pr4" draw:layer="layout" svg:width="25.199cm" svg:height="12.086cm" svg:x="1.471cm" svg:y="5.694cm" presentation:class="outline" presentation:user-transformed="true">
          <draw:text-box>
            <text:list text:style-name="L2">
              <text:list-item>
                <text:p><text:span text:style-name="T13">From: http://www.playframework.org/documentation/1.2.4/overview</text:span></text:p>
              </text:list-item>
              <text:list-item>
                <text:p><text:span text:style-name="T13">“</text:span><text:span text:style-name="T13">The Play framework is a clean alternative to bloated Enterprise Java stacks. It focuses on developer productivity and targets RESTful architectures. Play is a perfect companion to agile software development.”</text:span></text:p>
              </text:list-item>
              <text:list-item>
                <text:p><text:span text:style-name="T13">The Play framework’s goal is to ease web applications development while sticking with Java. Let’s see how this is possible.</text:span></text:p>
              </text:list-item>
            </text:list>
          </draw:text-box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greengradlines" presentation:presentation-page-layout-name="AL2T1" xml:id="id15" draw:id="id15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lay 2</text:p>
          </draw:text-box>
        </draw:frame>
        <draw:frame presentation:style-name="pr4" draw:text-style-name="P4" draw:layer="layout" svg:width="25.199cm" svg:height="12.086cm" svg:x="1.4cm" svg:y="5.714cm" presentation:class="outline" presentation:user-transformed="true">
          <draw:text-box>
            <text:list text:style-name="L2">
              <text:list-item>
                <text:p><text:span text:style-name="T13">From: </text:span><text:span text:style-name="T13"><text:a xlink:href="http://www.playframework.org/">http://www.playframework.org/</text:a></text:span></text:p>
              </text:list-item>
              <text:list-item>
                <text:p><text:span text:style-name="T13">“</text:span><text:span text:style-name="T13">The Play framework makes it easier to build web applications with Java &amp; Scala.”</text:span></text:p>
              </text:list-item>
              <text:list-item>
                <text:p><text:span text:style-name="T13">“</text:span><text:span text:style-name="T13">Play is based on a lightweight, stateless, web-friendly architecture and features predictable and minimal resource consumption (CPU, memory, threads) for highly-scalable applications - thanks to its reactive model, based on Iteratee IO.”</text:span></text:p>
              </text:list-item>
            </text:list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greengradlines" presentation:presentation-page-layout-name="AL2T1" xml:id="id16" draw:id="id16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1.2.x versus 2.0 Matrix</text:p>
          </draw:text-box>
        </draw:frame>
        <draw:frame draw:style-name="standard" draw:layer="layout" svg:width="25.399cm" svg:height="12.096cm" svg:x="0.635cm" svg:y="5.7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><text:span text:style-name="T14">Play 1.2.4</text:span></text:p>
              </table:table-cell>
              <table:table-cell table:style-name="ce3">
                <text:p><text:span text:style-name="T15">Play 2.0</text:span></text:p>
              </table:table-cell>
            </table:table-row>
            <table:table-row table:style-name="ro2" table:default-cell-style-name="ce4">
              <table:table-cell>
                <text:p><text:span text:style-name="T16">Framework written in </text:span></text:p>
              </table:table-cell>
              <table:table-cell>
                <text:p><text:span text:style-name="T16">Java</text:span></text:p>
              </table:table-cell>
              <table:table-cell table:style-name="ce5">
                <text:p text:style-name="P5"><text:span text:style-name="T16">Scala</text:span></text:p>
              </table:table-cell>
            </table:table-row>
            <table:table-row table:style-name="ro3" table:default-cell-style-name="ce1">
              <table:table-cell table:style-name="ce4">
                <text:p><text:span text:style-name="T17">Applications language </text:span></text:p>
              </table:table-cell>
              <table:table-cell>
                <text:p>Java / Scala (module)</text:p>
              </table:table-cell>
              <table:table-cell>
                <text:p>Java / Scala</text:p>
              </table:table-cell>
            </table:table-row>
            <table:table-row table:style-name="ro3" table:default-cell-style-name="ce1">
              <table:table-cell table:style-name="ce4">
                <text:p><text:span text:style-name="T16">Templates language </text:span></text:p>
              </table:table-cell>
              <table:table-cell>
                <text:p>Groovy / Others (module)</text:p>
              </table:table-cell>
              <table:table-cell>
                <text:p>Scala / Others (module)</text:p>
              </table:table-cell>
            </table:table-row>
            <table:table-row table:style-name="ro4" table:default-cell-style-name="ce1">
              <table:table-cell>
                <text:p><text:span text:style-name="T18">Routes</text:span></text:p>
              </table:table-cell>
              <table:table-cell>
                <text:p>Plain text file</text:p>
              </table:table-cell>
              <table:table-cell>
                <text:p>Compiles to Scala ( adds <text:s/>type safety, gives up speed in dev mode )</text:p>
              </table:table-cell>
            </table:table-row>
            <table:table-row table:style-name="ro4" table:default-cell-style-name="ce1">
              <table:table-cell>
                <text:p>Build</text:p>
              </table:table-cell>
              <table:table-cell>
                <text:p>Minimalistic Python script</text:p>
              </table:table-cell>
              <table:table-cell>
                <text:p>SBT ( gives up simplicity in favor of gaining a lot of power)</text:p>
              </table:table-cell>
            </table:table-row>
            <table:table-row table:style-name="ro5" table:default-cell-style-name="ce1">
              <table:table-cell>
                <text:p>Deployment</text:p>
              </table:table-cell>
              <table:table-cell>
                <text:p>Framework / WAR (gives up asynchronous IO)</text:p>
              </table:table-cell>
              <table:table-cell>
                <text:p>JAR **REVIEW **</text:p>
              </table:table-cell>
            </table:table-row>
            <table:table-row table:style-name="ro6" table:default-cell-style-name="ce1">
              <table:table-cell>
                <text:p>Data Storage</text:p>
              </table:table-cell>
              <table:table-cell>
                <text:p>JPA(Enhanced Hibernate) / No SQL (module)</text:p>
              </table:table-cell>
              <table:table-cell>
                <text:p>JPA, Ebean, Anorm / No SQL (module)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greengradlines" presentation:presentation-page-layout-name="AL2T1" xml:id="id17" draw:id="id17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ank You !</text:p>
          </draw:text-box>
        </draw:frame>
        <draw:frame presentation:style-name="pr4" draw:layer="layout" svg:width="25.199cm" svg:height="12.086cm" svg:x="1.4cm" svg:y="5.714cm" presentation:class="outline">
          <draw:text-box>
            <text:list text:style-name="L2">
              <text:list-item>
                <text:p text:style-name="P3"><text:span text:style-name="T6">https://github.com/brocchini</text:span></text:p>
              </text:list-item>
              <text:list-item>
                <text:p text:style-name="P3"><text:span text:style-name="T6">http://www.linkedin.com/in/brocchini</text:span></text:p>
              </text:list-item>
              <text:list-item>
                <text:p>http://mozartmb.wordpress.com/</text:p>
              </text:list-item>
            </text:list>
          </draw:text-box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E3C857B3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greenlines" xlink:href="Pictures/1000000000000320000002582C51995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draw:background-size="border" draw:fill="solid" draw:fill-color="#333366" draw:fill-image-width="1cm" draw:fill-image-height="1cm"/>
    </style:style>
    <style:style style:name="Mdp4" style:family="drawing-page">
      <style:drawing-page-properties draw:background-size="border" draw:fill="bitmap" draw:fill-image-name="bwmed" style:repeat="stretch"/>
    </style:style>
    <style:style style:name="Mdp5" style:family="drawing-page">
      <style:drawing-page-properties draw:background-size="border" draw:fill="bitmap" draw:fill-image-name="aqua1" draw:fill-image-width="0cm" draw:fill-image-height="0cm"/>
    </style:style>
    <style:style style:name="Mdp6" style:family="drawing-page">
      <style:drawing-page-properties draw:background-size="border" draw:fill="bitmap" draw:fill-image-name="bluelinesdark" style:repeat="stretch"/>
    </style:style>
    <style:style style:name="Mdp7" style:family="drawing-page">
      <style:drawing-page-properties draw:background-size="border" draw:fill="bitmap" draw:fill-image-name="bluelines2" draw:fill-image-width="0cm" draw:fill-image-height="0cm"/>
    </style:style>
    <style:style style:name="Mdp8" style:family="drawing-page">
      <style:drawing-page-properties draw:background-size="border" draw:fill="bitmap" draw:fill-image-name="bluegrad" draw:fill-image-width="0cm" draw:fill-image-height="0cm"/>
    </style:style>
    <style:style style:name="Mdp9" style:family="drawing-page">
      <style:drawing-page-properties draw:background-size="border" draw:fill="bitmap" draw:fill-image-name="sunrise_5f_box" draw:fill-image-width="0cm" draw:fill-image-height="0cm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ashapes9" style:repeat="stretch"/>
    </style:style>
    <style:style style:name="Mdp12" style:family="drawing-page">
      <style:drawing-page-properties draw:background-size="border" draw:fill="bitmap" draw:fill-image-name="typo3" style:repeat="stretch"/>
    </style:style>
    <style:style style:name="Mdp13" style:family="drawing-page">
      <style:drawing-page-properties draw:background-size="border" draw:fill="bitmap" draw:fill-image-name="forest" style:repeat="stretch"/>
    </style:style>
    <style:style style:name="Mdp14" style:family="drawing-page">
      <style:drawing-page-properties draw:background-size="border" draw:fill="bitmap" draw:fill-image-name="winteraletsch" style:repeat="stretch"/>
    </style:style>
    <style:style style:name="Mdp15" style:family="drawing-page">
      <style:drawing-page-properties draw:background-size="border" draw:fill="bitmap" draw:fill-image-name="ashapes6" style:repeat="stretch"/>
    </style:style>
    <style:style style:name="Mdp16" style:family="drawing-page">
      <style:drawing-page-properties draw:background-size="border" draw:fill="bitmap" draw:fill-image-name="greenlines" style:repeat="stretch"/>
    </style:style>
    <style:style style:name="Mdp1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32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33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5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6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7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2">
      <office:forms form:automatic-focus="false" form:apply-design-mode="false"/>
      <draw:frame draw:style-name="Mgr3" draw:text-style-name="MP4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prs-novelty" style:page-layout-name="PM1" draw:style-name="Mdp2">
      <draw:frame draw:style-name="Mgr3" draw:text-style-name="MP4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3">
      <office:forms form:automatic-focus="false" form:apply-design-mode="false"/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3" draw:text-style-name="MP4" draw:layer="backgroundobjects" svg:width="5.47cm" svg:height="2.937cm" svg:x="22.048cm" svg:y="17.365cm">
        <draw:image xlink:href="Pictures/2000023600002305000012CD9D275158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4.09cm" svg:height="9.67cm" svg:x="3.749cm" svg:y="2.683cm" presentation:class="page"/>
        <draw:frame presentation:style-name="prs-strategy-notes" draw:layer="backgroundobjects" svg:width="14.925cm" svg:height="10.733cm" svg:x="3.34cm" svg:y="13.292cm" presentation:class="notes" presentation:placeholder="true">
          <draw:text-box/>
        </draw:frame>
      </presentation:notes>
    </style:master-page>
    <style:master-page style:name="lyt-blackandwhite" style:page-layout-name="PM1" draw:style-name="Mdp4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5" draw:layer="backgroundobjects" svg:width="6.523cm" svg:height="1.448cm" svg:x="1.5cm" svg:y="17.552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076cm" svg:y="17.6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3cm" svg:height="1.448cm" svg:x="18.976cm" svg:y="17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5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5" draw:layer="backgroundobjects" svg:width="6.523cm" svg:height="1.448cm" svg:x="1.7cm" svg:y="18.231cm" presentation:class="date-time">
        <draw:text-box>
          <text:p text:style-name="MP5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876cm" svg:y="18.2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7" draw:layer="backgroundobjects" svg:width="6.523cm" svg:height="1.448cm" svg:x="20.376cm" svg:y="18.2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8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9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9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6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0" draw:text-style-name="MP5" draw:layer="backgroundobjects" svg:width="6.523cm" svg:height="1.448cm" svg:x="1.4cm" svg:y="19.431cm" presentation:class="date-time">
        <draw:text-box>
          <text:p text:style-name="MP5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431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7" draw:layer="backgroundobjects" svg:width="6.523cm" svg:height="1.448cm" svg:x="20.076cm" svg:y="19.4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1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2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2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7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773cm" svg:x="1.4cm" svg:y="6cm" presentation:class="outline" presentation:placeholder="true">
        <draw:text-box/>
      </draw:frame>
      <draw:frame presentation:style-name="Mpr1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3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4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5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8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6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7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8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8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sunrise" style:page-layout-name="PM1" draw:style-name="Mdp9">
      <office:forms form:automatic-focus="false" form:apply-design-mode="false"/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19" draw:text-style-name="MP5" draw:layer="backgroundobjects" svg:width="6.523cm" svg:height="1.448cm" svg:x="1.4cm" svg:y="18.531cm" presentation:class="date-time">
        <draw:text-box>
          <text:p text:style-name="MP5"><text:span text:style-name="MT1"><presentation:date-time/></text:span></text:p>
        </draw:text-box>
      </draw:frame>
      <draw:frame presentation:style-name="Mpr19" draw:text-style-name="MP6" draw:layer="backgroundobjects" svg:width="8.875cm" svg:height="1.448cm" svg:x="9.576cm" svg:y="18.531cm" presentation:class="footer">
        <draw:text-box>
          <text:p text:style-name="MP6"><text:span text:style-name="MT1"><presentation:footer/></text:span></text:p>
        </draw:text-box>
      </draw:frame>
      <draw:frame presentation:style-name="Mpr19" draw:text-style-name="MP7" draw:layer="backgroundobjects" svg:width="6.523cm" svg:height="1.448cm" svg:x="20.076cm" svg:y="18.5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sunrise-title" draw:layer="backgroundobjects" svg:width="15.265cm" svg:height="10.476cm" svg:x="3.161cm" svg:y="2.123cm" presentation:class="page"/>
        <draw:frame presentation:style-name="lyt-sunris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0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1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1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22" draw:text-style-name="MP5" draw:layer="backgroundobjects" svg:width="6.523cm" svg:height="1.448cm" svg:x="1.4cm" svg:y="14.931cm" presentation:class="date-time">
        <draw:text-box>
          <text:p text:style-name="MP5"><text:span text:style-name="MT1"><presentation:date-time/></text:span></text:p>
        </draw:text-box>
      </draw:frame>
      <draw:frame presentation:style-name="Mpr22" draw:text-style-name="MP6" draw:layer="backgroundobjects" svg:width="8.875cm" svg:height="1.448cm" svg:x="9.576cm" svg:y="14.931cm" presentation:class="footer">
        <draw:text-box>
          <text:p text:style-name="MP6"><text:span text:style-name="MT1">Mozart Brocchini</text:span></text:p>
        </draw:text-box>
      </draw:frame>
      <draw:frame presentation:style-name="Mpr22" draw:text-style-name="MP7" draw:layer="backgroundobjects" svg:width="6.523cm" svg:height="1.448cm" svg:x="20.076cm" svg:y="14.9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3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4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4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11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25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25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5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6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27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27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12">
      <office:forms form:automatic-focus="false" form:apply-design-mode="false"/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28" draw:text-style-name="MP5" draw:layer="backgroundobjects" svg:width="6.523cm" svg:height="1.448cm" svg:x="1.4cm" svg:y="18.131cm" presentation:class="date-time">
        <draw:text-box>
          <text:p text:style-name="MP5"><text:span text:style-name="MT1"><presentation:date-time/></text:span></text:p>
        </draw:text-box>
      </draw:frame>
      <draw:frame presentation:style-name="Mpr28" draw:text-style-name="MP6" draw:layer="backgroundobjects" svg:width="8.875cm" svg:height="1.448cm" svg:x="9.476cm" svg:y="18.131cm" presentation:class="footer">
        <draw:text-box>
          <text:p text:style-name="MP6"><text:span text:style-name="MT1"><presentation:footer/></text:span></text:p>
        </draw:text-box>
      </draw:frame>
      <draw:frame presentation:style-name="Mpr28" draw:text-style-name="MP7" draw:layer="backgroundobjects" svg:width="6.523cm" svg:height="1.448cm" svg:x="19.876cm" svg:y="18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29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3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30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13">
      <office:forms form:automatic-focus="false" form:apply-design-mode="false"/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31" draw:text-style-name="MP5" draw:layer="backgroundobjects" svg:width="6.497cm" svg:height="1.442cm" svg:x="1.5cm" svg:y="19.434cm" presentation:class="date-time">
        <draw:text-box>
          <text:p text:style-name="MP5"><text:span text:style-name="MT1"><presentation:date-time/></text:span></text:p>
        </draw:text-box>
      </draw:frame>
      <draw:frame presentation:style-name="Mpr31" draw:text-style-name="MP6" draw:layer="backgroundobjects" svg:width="8.839cm" svg:height="1.442cm" svg:x="9.644cm" svg:y="19.434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7" draw:layer="backgroundobjects" svg:width="6.497cm" svg:height="1.442cm" svg:x="20.102cm" svg:y="19.434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2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33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33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glacier" style:page-layout-name="PM1" draw:style-name="Mdp14">
      <office:forms form:automatic-focus="false" form:apply-design-mode="false"/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1.773cm" svg:x="1.5cm" svg:y="7cm" presentation:class="outline" presentation:placeholder="true">
        <draw:text-box/>
      </draw:frame>
      <draw:frame presentation:style-name="Mpr34" draw:text-style-name="MP5" draw:layer="backgroundobjects" svg:width="6.523cm" svg:height="1.448cm" svg:x="1.4cm" svg:y="19.531cm" presentation:class="date-time">
        <draw:text-box>
          <text:p text:style-name="MP5"><text:span text:style-name="MT1"><presentation:date-time/></text:span></text:p>
        </draw:text-box>
      </draw:frame>
      <draw:frame presentation:style-name="Mpr34" draw:text-style-name="MP6" draw:layer="backgroundobjects" svg:width="8.875cm" svg:height="1.448cm" svg:x="9.576cm" svg:y="19.531cm" presentation:class="footer">
        <draw:text-box>
          <text:p text:style-name="MP6"><text:span text:style-name="MT1"><presentation:footer/></text:span></text:p>
        </draw:text-box>
      </draw:frame>
      <draw:frame presentation:style-name="Mpr34" draw:text-style-name="MP7" draw:layer="backgroundobjects" svg:width="6.523cm" svg:height="1.448cm" svg:x="20.076cm" svg:y="19.5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glacier-title" draw:layer="backgroundobjects" svg:width="15.265cm" svg:height="10.476cm" svg:x="3.161cm" svg:y="2.123cm" presentation:class="page"/>
        <draw:frame presentation:style-name="glacier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5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3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36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15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37" draw:text-style-name="MP5" draw:layer="backgroundobjects" svg:width="6.523cm" svg:height="1.448cm" svg:x="2.7cm" svg:y="18.731cm" presentation:class="date-time">
        <draw:text-box>
          <text:p text:style-name="MP5"><text:span text:style-name="MT1"><presentation:date-time/></text:span></text:p>
        </draw:text-box>
      </draw:frame>
      <draw:frame presentation:style-name="Mpr37" draw:text-style-name="MP6" draw:layer="backgroundobjects" svg:width="8.875cm" svg:height="1.448cm" svg:x="10.276cm" svg:y="18.731cm" presentation:class="footer">
        <draw:text-box>
          <text:p text:style-name="MP6"><text:span text:style-name="MT1"><presentation:footer/></text:span></text:p>
        </draw:text-box>
      </draw:frame>
      <draw:frame presentation:style-name="Mpr37" draw:text-style-name="MP7" draw:layer="backgroundobjects" svg:width="6.523cm" svg:height="1.448cm" svg:x="20.376cm" svg:y="18.7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38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39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39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16">
      <office:forms form:automatic-focus="false" form:apply-design-mode="false"/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40" draw:text-style-name="MP5" draw:layer="backgroundobjects" svg:width="6.523cm" svg:height="1.448cm" svg:x="1.4cm" svg:y="19.431cm" presentation:class="date-time">
        <draw:text-box>
          <text:p text:style-name="MP5"><text:span text:style-name="MT1"><presentation:date-time/></text:span></text:p>
        </draw:text-box>
      </draw:frame>
      <draw:frame presentation:style-name="Mpr40" draw:text-style-name="MP6" draw:layer="backgroundobjects" svg:width="8.875cm" svg:height="1.448cm" svg:x="9.576cm" svg:y="19.431cm" presentation:class="footer">
        <draw:text-box>
          <text:p text:style-name="MP6"><text:span text:style-name="MT1">Mozart Brocchini</text:span></text:p>
        </draw:text-box>
      </draw:frame>
      <draw:frame presentation:style-name="Mpr40" draw:text-style-name="MP7" draw:layer="backgroundobjects" svg:width="6.523cm" svg:height="1.448cm" svg:x="20.076cm" svg:y="19.4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1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42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42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ozart Brocchini</meta:initial-creator>
    <meta:creation-date>2012-04-22T13:24:19</meta:creation-date>
    <meta:editing-duration>PT6H6M1S</meta:editing-duration>
    <meta:editing-cycles>42</meta:editing-cycles>
    <dc:date>2012-04-25T15:34:51</dc:date>
    <dc:creator>Mozart Brocchini</dc:creator>
    <meta:generator>OpenOffice.org/3.3$Unix OpenOffice.org_project/330m20$Build-9567</meta:generator>
    <meta:document-statistic meta:object-count="247"/>
  </office:meta>
</office:document-meta>
</file>